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4" table:default-cell-style-name="Default"/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.008881" calcext:value-type="float">
            <text:p>0.00888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.01374" calcext:value-type="float">
            <text:p>0.0137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600" calcext:value-type="float">
            <text:p>1600</text:p>
          </table:table-cell>
          <table:table-cell office:value-type="float" office:value="1599.92" calcext:value-type="float">
            <text:p>1599.92</text:p>
          </table:table-cell>
          <table:table-cell office:value-type="float" office:value="0.67424" calcext:value-type="float">
            <text:p>0.6742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98.96" calcext:value-type="float">
            <text:p>1598.96</text:p>
          </table:table-cell>
          <table:table-cell office:value-type="float" office:value="1599.64" calcext:value-type="float">
            <text:p>1599.64</text:p>
          </table:table-cell>
          <table:table-cell office:value-type="float" office:value="3.326376" calcext:value-type="float">
            <text:p>3.32637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93.49" calcext:value-type="float">
            <text:p>1593.49</text:p>
          </table:table-cell>
          <table:table-cell office:value-type="float" office:value="1598.77" calcext:value-type="float">
            <text:p>1598.77</text:p>
          </table:table-cell>
          <table:table-cell office:value-type="float" office:value="10.699856" calcext:value-type="float">
            <text:p>10.69985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600" calcext:value-type="float">
            <text:p>1600</text:p>
          </table:table-cell>
          <table:table-cell office:value-type="float" office:value="0.005626" calcext:value-type="float">
            <text:p>0.005626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0.016157" calcext:value-type="float">
            <text:p>0.0161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0.029634" calcext:value-type="float">
            <text:p>0.02963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2500" calcext:value-type="float">
            <text:p>2500</text:p>
          </table:table-cell>
          <table:table-cell office:value-type="float" office:value="2499.92" calcext:value-type="float">
            <text:p>2499.92</text:p>
          </table:table-cell>
          <table:table-cell office:value-type="float" office:value="1.077743" calcext:value-type="float">
            <text:p>1.077743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498.72" calcext:value-type="float">
            <text:p>2498.72</text:p>
          </table:table-cell>
          <table:table-cell office:value-type="float" office:value="2499.44" calcext:value-type="float">
            <text:p>2499.44</text:p>
          </table:table-cell>
          <table:table-cell office:value-type="float" office:value="12.557734" calcext:value-type="float">
            <text:p>12.55773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486.63" calcext:value-type="float">
            <text:p>2486.63</text:p>
          </table:table-cell>
          <table:table-cell office:value-type="float" office:value="2494.78" calcext:value-type="float">
            <text:p>2494.78</text:p>
          </table:table-cell>
          <table:table-cell office:value-type="float" office:value="22.06391" calcext:value-type="float">
            <text:p>22.06391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500" calcext:value-type="float">
            <text:p>2500</text:p>
          </table:table-cell>
          <table:table-cell office:value-type="float" office:value="0.011153" calcext:value-type="float">
            <text:p>0.0111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0.027093" calcext:value-type="float">
            <text:p>0.02709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0.074903" calcext:value-type="float">
            <text:p>0.07490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599.9" calcext:value-type="float">
            <text:p>3599.9</text:p>
          </table:table-cell>
          <table:table-cell office:value-type="float" office:value="3599.88" calcext:value-type="float">
            <text:p>3599.88</text:p>
          </table:table-cell>
          <table:table-cell office:value-type="float" office:value="4.348399" calcext:value-type="float">
            <text:p>4.34839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3598.12" calcext:value-type="float">
            <text:p>3598.12</text:p>
          </table:table-cell>
          <table:table-cell office:value-type="float" office:value="3596.52" calcext:value-type="float">
            <text:p>3596.52</text:p>
          </table:table-cell>
          <table:table-cell office:value-type="float" office:value="31.475553" calcext:value-type="float">
            <text:p>31.47555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3585.66" calcext:value-type="float">
            <text:p>3585.66</text:p>
          </table:table-cell>
          <table:table-cell office:value-type="float" office:value="3590.22" calcext:value-type="float">
            <text:p>3590.22</text:p>
          </table:table-cell>
          <table:table-cell office:value-type="float" office:value="28.789033" calcext:value-type="float">
            <text:p>28.78903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600" calcext:value-type="float">
            <text:p>3600</text:p>
          </table:table-cell>
          <table:table-cell office:value-type="float" office:value="0.022543" calcext:value-type="float">
            <text:p>0.022543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0.064391" calcext:value-type="float">
            <text:p>0.064391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0.374165" calcext:value-type="float">
            <text:p>0.374165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899.68" calcext:value-type="float">
            <text:p>4899.68</text:p>
          </table:table-cell>
          <table:table-cell office:value-type="float" office:value="4898.88" calcext:value-type="float">
            <text:p>4898.88</text:p>
          </table:table-cell>
          <table:table-cell office:value-type="float" office:value="37.247113" calcext:value-type="float">
            <text:p>37.247113</text:p>
          </table:table-cell>
          <table:table-cell/>
          <table:table-cell office:value-type="float" office:value="4899.1" calcext:value-type="float">
            <text:p>4899.1</text:p>
          </table:table-cell>
          <table:table-cell office:value-type="float" office:value="21.413131" calcext:value-type="float">
            <text:p>21.41313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896.54" calcext:value-type="float">
            <text:p>4896.54</text:p>
          </table:table-cell>
          <table:table-cell office:value-type="float" office:value="4892.54" calcext:value-type="float">
            <text:p>4892.54</text:p>
          </table:table-cell>
          <table:table-cell office:value-type="float" office:value="43.086715" calcext:value-type="float">
            <text:p>43.086715</text:p>
          </table:table-cell>
          <table:table-cell/>
          <table:table-cell office:value-type="float" office:value="4892.71" calcext:value-type="float">
            <text:p>4892.71</text:p>
          </table:table-cell>
          <table:table-cell office:value-type="float" office:value="26.022607" calcext:value-type="float">
            <text:p>26.022607</text:p>
          </table:table-cell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4882.56" calcext:value-type="float">
            <text:p>4882.56</text:p>
          </table:table-cell>
          <table:table-cell office:value-type="float" office:value="4884.14" calcext:value-type="float">
            <text:p>4884.14</text:p>
          </table:table-cell>
          <table:table-cell office:value-type="float" office:value="33.938078" calcext:value-type="float">
            <text:p>33.938078</text:p>
          </table:table-cell>
          <table:table-cell/>
          <table:table-cell office:value-type="float" office:value="4883.86" calcext:value-type="float">
            <text:p>4883.86</text:p>
          </table:table-cell>
          <table:table-cell office:value-type="float" office:value="22.058534" calcext:value-type="float">
            <text:p>22.05853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900" calcext:value-type="float">
            <text:p>4900</text:p>
          </table:table-cell>
          <table:table-cell office:value-type="float" office:value="0.081156" calcext:value-type="float">
            <text:p>0.081156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just random and inf init</text:p>
          </table:table-cell>
          <table:table-cell table:number-columns-repeated="4"/>
        </table:table-row>
      </table:table>
      <table:named-expressions>
        <table:named-range table:name="bestFromPLSEArc" table:base-cell-address="$comp.$C$1" table:cell-range-address="$comp.$C$1:.$C$1048576"/>
        <table:named-range table:name="fixed_percentage" table:base-cell-address="$comp.$B$1" table:cell-range-address="$comp.$B$1:.$B$1048576"/>
        <table:named-range table:name="gridsize" table:base-cell-address="$comp.$A$1" table:cell-range-address="$comp.$A$1:.$A$1048576"/>
        <table:named-range table:name="ourBest" table:base-cell-address="$comp.$D$1" table:cell-range-address="$comp.$D$1:.$D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5">00/00/0000</text:date>, <text:time style:data-style-name="N2" text:time-value="20:57:22.105923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5T21:23:36.796466213</dc:date>
    <meta:editing-duration>PT29M22S</meta:editing-duration>
    <meta:editing-cycles>6</meta:editing-cycles>
    <meta:generator>LibreOffice/6.0.7.3$Linux_X86_64 LibreOffice_project/00m0$Build-3</meta:generator>
    <meta:document-statistic meta:table-count="1" meta:cell-count="127" meta:object-count="0"/>
  </office:meta>
</office:document-meta>
</file>